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5C0000005C4A1CA4D7E9613038.png" manifest:media-type="image/png"/>
  <manifest:file-entry manifest:full-path="Pictures/100002010000005C0000005CB5D96C2596AF7F72.png" manifest:media-type="image/png"/>
  <manifest:file-entry manifest:full-path="Pictures/1000020100000348000003D4C10A388B11BB2596.png" manifest:media-type="image/png"/>
  <manifest:file-entry manifest:full-path="Pictures/1000000000000384000003848896A0F11FEBDE2D.jpg" manifest:media-type="image/jpeg"/>
  <manifest:file-entry manifest:full-path="Pictures/10000201000000600000006056E7BE4891718876.png" manifest:media-type="image/png"/>
  <manifest:file-entry manifest:full-path="Pictures/100002010000005A0000005A5E87BE9BFDEC33D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001cm"/>
    </style:style>
    <style:style style:name="gr3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202cm"/>
    </style:style>
    <style:style style:name="gr4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4.608cm" fo:min-width="6.458cm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4.804cm" fo:min-width="4.554cm"/>
    </style:style>
    <style:style style:name="gr7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Courier New"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style:font-name="Courier New" fo:font-size="20pt" fo:font-weight="bold" style:font-weight-asian="bold" style:font-weight-complex="bold"/>
    </style:style>
    <style:style style:name="P5" style:family="paragraph">
      <loext:graphic-properties draw:fill-color="#ffffff"/>
    </style:style>
    <style:style style:name="T1" style:family="text">
      <style:text-properties style:font-name="Courier New" fo:font-size="20pt"/>
    </style:style>
    <style:style style:name="T2" style:family="text">
      <style:text-properties style:font-name="Courier New" fo:font-size="20pt" fo:language="en" fo:country="US"/>
    </style:style>
    <style:style style:name="T3" style:family="text">
      <style:text-properties style:font-name="Courier New" fo:font-size="20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4.67cm" svg:height="5.5cm" svg:x="20.7cm" svg:y="3.9cm">
          <draw:image xlink:href="Pictures/1000020100000348000003D4C10A388B11BB2596.png" xlink:type="simple" xlink:show="embed" xlink:actuate="onLoad">
            <text:p/>
          </draw:image>
        </draw:frame>
        <draw:frame draw:style-name="gr1" draw:text-style-name="P1" draw:layer="layout" svg:width="3.3cm" svg:height="3.3cm" svg:x="10.3cm" svg:y="5.6cm">
          <draw:image xlink:href="Pictures/1000000000000384000003848896A0F11FEBDE2D.jpg" xlink:type="simple" xlink:show="embed" xlink:actuate="onLoad">
            <text:p/>
          </draw:image>
        </draw:frame>
        <draw:frame draw:style-name="gr2" draw:text-style-name="P2" draw:layer="layout" svg:width="3.6cm" svg:height="5.051cm" svg:x="13.9cm" svg:y="4.175cm">
          <draw:text-box>
            <text:p><text:span text:style-name="T1">md</text:span></text:p>
            <text:p><text:span text:style-name="T2">view</text:span></text:p>
            <text:p><text:span text:style-name="T2">exec</text:span></text:p>
            <text:p><text:span text:style-name="T2">storage</text:span></text:p>
            <text:p><text:span text:style-name="T2">diff</text:span></text:p>
            <text:p><text:span text:style-name="T2">code</text:span></text:p>
          </draw:text-box>
        </draw:frame>
        <draw:frame draw:style-name="gr3" draw:text-style-name="P4" draw:layer="layout" svg:width="3.6cm" svg:height="1.452cm" svg:x="10.2cm" svg:y="4.1cm">
          <draw:text-box>
            <text:p text:style-name="P3"><text:span text:style-name="T3">http://</text:span></text:p>
          </draw:text-box>
        </draw:frame>
        <draw:custom-shape draw:style-name="gr4" draw:text-style-name="P1" draw:layer="layout" svg:width="7.6cm" svg:height="5.5cm" svg:x="9.8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7.7cm" svg:y1="6.2cm" svg:x2="20.4cm" svg:y2="6.2cm">
          <text:p/>
        </draw:line>
        <draw:line draw:style-name="gr5" draw:text-style-name="P1" draw:layer="layout" svg:x1="20.4cm" svg:y1="7cm" svg:x2="17.7cm" svg:y2="7cm">
          <text:p/>
        </draw:line>
        <draw:frame draw:style-name="gr1" draw:text-style-name="P1" draw:layer="layout" svg:width="2.432cm" svg:height="2.432cm" svg:x="4cm" svg:y="6.6cm">
          <draw:image xlink:href="Pictures/100002010000005C0000005CB5D96C2596AF7F72.png" xlink:type="simple" xlink:show="embed" xlink:actuate="onLoad">
            <text:p/>
          </draw:image>
        </draw:frame>
        <draw:frame draw:style-name="gr1" draw:text-style-name="P1" draw:layer="layout" svg:width="2.432cm" svg:height="2.432cm" svg:x="1.3cm" svg:y="6.6cm">
          <draw:image xlink:href="Pictures/100002010000005C0000005C4A1CA4D7E9613038.png" xlink:type="simple" xlink:show="embed" xlink:actuate="onLoad">
            <text:p/>
          </draw:image>
        </draw:frame>
        <draw:frame draw:style-name="gr1" draw:text-style-name="P1" draw:layer="layout" svg:width="2.538cm" svg:height="2.538cm" svg:x="1.2cm" svg:y="4cm">
          <draw:image xlink:href="Pictures/10000201000000600000006056E7BE4891718876.png" xlink:type="simple" xlink:show="embed" xlink:actuate="onLoad">
            <text:p/>
          </draw:image>
        </draw:frame>
        <draw:custom-shape draw:style-name="gr6" draw:text-style-name="P1" draw:layer="layout" svg:width="5.6cm" svg:height="5.6cm" svg:x="1.1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.9cm" svg:y1="6.2cm" svg:x2="9.6cm" svg:y2="6.2cm">
          <text:p/>
        </draw:line>
        <draw:line draw:style-name="gr5" draw:text-style-name="P1" draw:layer="layout" svg:x1="9.6cm" svg:y1="7cm" svg:x2="6.9cm" svg:y2="7cm">
          <text:p/>
        </draw:line>
        <draw:frame draw:style-name="gr1" draw:text-style-name="P1" draw:layer="layout" svg:width="2.379cm" svg:height="2.379cm" svg:x="4.021cm" svg:y="4.121cm">
          <draw:image xlink:href="Pictures/100002010000005A0000005A5E87BE9BFDEC33D7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7-23T18:33:09.967000000</meta:creation-date>
    <dc:date>2022-07-23T20:15:07.949000000</dc:date>
    <meta:editing-duration>PT30M8S</meta:editing-duration>
    <meta:editing-cycles>6</meta:editing-cycles>
    <meta:generator>LibreOffice/5.4.7.2$Windows_X86_64 LibreOffice_project/c838ef25c16710f8838b1faec480ebba495259d0</meta:generator>
    <meta:document-statistic meta:object-count="37"/>
  </office:meta>
</office:document-meta>
</file>